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0.72cm"/>
    </style:style>
    <style:style style:name="P1" style:family="paragraph">
      <style:paragraph-properties fo:text-align="center"/>
      <style:text-properties fo:font-family="'Free Paladin'" style:font-pitch="variable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family="'Free Paladin'" style:font-pitch="variable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7.49cm" svg:height="16.368cm" svg:x="5.092cm" svg:y="1.6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9.702cm" svg:height="11.276cm" svg:x="9.118cm" svg:y="6.346cm">
          <draw:text-box>
            <text:p text:style-name="P2"><text:span text:style-name="T1">Wisdom</text:span></text:p>
            <text:p text:style-name="P2"><text:span text:style-name="T1">-</text:span></text:p>
            <text:p text:style-name="P2"><text:span text:style-name="T1">Knowledge</text:span></text:p>
            <text:p text:style-name="P2"><text:span text:style-name="T1">-</text:span></text:p>
            <text:p text:style-name="P2"><text:span text:style-name="T1">Information</text:span></text:p>
            <text:p text:style-name="P2"><text:span text:style-name="T1">-</text:span></text:p>
            <text:p text:style-name="P2"><text:span text:style-name="T1">Dat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02T13:19:07</meta:creation-date>
    <dc:date>2012-06-02T13:22:52</dc:date>
    <dc:creator>Danny Ayers</dc:creator>
    <meta:editing-duration>PT3M45S</meta:editing-duration>
    <meta:editing-cycles>1</meta:editing-cycles>
    <meta:document-statistic meta:object-count="2"/>
    <meta:generator>LibreOffice/3.4$Linux LibreOffice_project/340m1$Build-402</meta:generator>
  </office:meta>
</office:document-meta>
</file>